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5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6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7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3" style:family="paragraph" style:parent-style-name="Heading_20_1">
      <style:paragraph-properties fo:margin-top="0.25cm" fo:margin-bottom="0cm" fo:line-height="100%" fo:text-align="center" style:justify-single-word="false"/>
      <style:text-properties fo:language="fr" fo:country="FR" fo:font-style="normal" style:font-style-asian="normal" style:font-style-complex="normal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Cas d'utilisation : Visualisation</text:h>
      <text:p text:style-name="P2">//auteur Ulysse</text:p>
      <text:h text:style-name="P22" text:outline-level="2">Modifier des données d'une prévision</text:h>
      <text:p text:style-name="P1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3"/>
      <text:p text:style-name="P4"><text:span text:style-name="T7">Préconditions </text:span><text:span text:style-name="T4">: Le logiciel est déjà lancé et une prévision a été chargée.</text:span></text:p>
      <text:p text:style-name="P6"/>
      <text:p text:style-name="P4"><text:span text:style-name="T7">Garanties minimales</text:span><text:span text:style-name="T9"> </text:span><text:span text:style-name="T4">: Les modifications restent inchangées.</text:span></text:p>
      <text:p text:style-name="P6"/>
      <text:p text:style-name="P4"><text:span text:style-name="T7">Garanties en cas de succès</text:span><text:span text:style-name="T9"> </text:span><text:span text:style-name="T4">: Les information modifiées par l'utilisateur sont enregistrées par le système, et modifié à l'affichage.</text:span></text:p>
      <text:p text:style-name="P6"><text:s/></text:p>
      <text:p text:style-name="P5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5"><text:span text:style-name="T5">Importance :</text:span><text:span text:style-name="T4"> Moyenne</text:span></text:p>
      <text:p text:style-name="P7"/>
      <text:p text:style-name="P5"><text:span text:style-name="T7">Scénario 1 </text:span><text:span text:style-name="T8">:</text:span><text:span text:style-name="T6"> </text:span></text:p>
      <text:list xml:id="list2637984469127311606" text:style-name="L1">
        <text:list-item>
          <text:p text:style-name="P10">L'utilisateur sélectionne une zone sur la carte.</text:p>
        </text:list-item>
        <text:list-item>
          <text:p text:style-name="P10">L'utilisateur saisie un pourcentage.</text:p>
        </text:list-item>
        <text:list-item>
          <text:p text:style-name="P10">Le système vérifie la valeur saisie par l'utilisateur.</text:p>
        </text:list-item>
        <text:list-item>
          <text:p text:style-name="P10">Le système modifie la valeur de la force de toutes les barbules présentes dans la zone en appliquant <text:s/>sur chacune de ces valeurs le pourcentage saisie précédemment.</text:p>
        </text:list-item>
        <text:list-item>
          <text:p text:style-name="P10">Les barbules sont modifiées sur l'écran.</text:p>
        </text:list-item>
      </text:list>
      <text:p text:style-name="P8"/>
      <text:p text:style-name="P5"><text:span text:style-name="T7">Scénario 2 </text:span><text:span text:style-name="T8">:</text:span><text:span text:style-name="T6"> </text:span></text:p>
      <text:list xml:id="list6836103629892315705" text:style-name="L2">
        <text:list-item>
          <text:p text:style-name="P11">L'utilisateur sélectionne une zone sur la carte.</text:p>
        </text:list-item>
        <text:list-item>
          <text:p text:style-name="P11">L'utilisateur saisie une direction ainsi qu'une force.</text:p>
        </text:list-item>
        <text:list-item>
          <text:p text:style-name="P11">Le système vérifie les valeurs saisies par l'utilisateur.</text:p>
        </text:list-item>
        <text:list-item>
          <text:p text:style-name="P11"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11">Les barbules sont modifiées sur l'écran.</text:p>
          <text:p text:style-name="P15"/>
        </text:list-item>
      </text:list>
      <text:p text:style-name="P5"><text:span text:style-name="T7">Scénario 3 </text:span><text:span text:style-name="T8">:</text:span><text:span text:style-name="T6"> </text:span></text:p>
      <text:list xml:id="list6739617962333044175" text:style-name="L3">
        <text:list-item>
          <text:p text:style-name="P17">L'utilisateur sélectionne une zone sur la carte.</text:p>
        </text:list-item>
        <text:list-item>
          <text:p text:style-name="P13"><text:span text:style-name="T4">L'utilisateur</text:span><text:span text:style-name="T6"> saisi trois valeurs :</text:span></text:p>
          <text:list>
            <text:list-item>
              <text:p text:style-name="P16">une valeur représentant la valeur moyenne de la force du vent.</text:p>
            </text:list-item>
            <text:list-item>
              <text:p text:style-name="P16"><text:soft-page-break/>Une valeur représentant le coefficient qui sera appliqué </text:p>
            </text:list-item>
          </text:list>
        </text:list-item>
      </text:list>
      <text:list xml:id="list34414710" text:continue-list="list6836103629892315705" text:style-name="L2">
        <text:list-item>
          <text:p text:style-name="P15">L'utilisateur saisi un valeur.</text:p>
        </text:list-item>
        <text:list-item>
          <text:p text:style-name="P12">Les barbules présentes sur le chemin de la flèche sont modifiées, prenant toutes la direction de la flèche, ainsi que la force entrée par l'utilisateur. </text:p>
        </text:list-item>
      </text:list>
      <text:p text:style-name="P14"/>
      <text:p text:style-name="P14"/>
      <text:p text:style-name="P14"/>
      <text:p text:style-name="P5"><text:span text:style-name="T7">Extensions </text:span><text:span text:style-name="T8">:</text:span></text:p>
      <text:p text:style-name="P18"/>
      <text:p text:style-name="P18"/>
      <text:p text:style-name="P9"><text:tab/>2.a L'utilisateur entre des valeurs incorrectes</text:p>
      <text:list xml:id="list9181258760437886771" text:style-name="L4">
        <text:list-item>
          <text:list>
            <text:list-item>
              <text:p text:style-name="P21">Le système informe l'utilisateur que celui-ci a rentré des valeurs incorrectes.</text:p>
            </text:list-item>
            <text:list-item>
              <text:p text:style-name="P21">Le système n'enregistre pas les modifications.</text:p>
            </text:list-item>
          </text:list>
        </text:list-item>
      </text:list>
      <text:p text:style-name="P9"/>
      <text:p text:style-name="P9"/>
      <text:list xml:id="list34434189" text:continue-numbering="true" text:style-name="L4">
        <text:list-item>
          <text:list>
            <text:list-item>
              <text:list>
                <text:list-header>
                  <text:p text:style-name="P21"/>
                </text:list-header>
              </text:list>
            </text:list-item>
          </text:list>
        </text:list-item>
      </text:list>
      <text:p text:style-name="P9"><text:tab/>1.b L'utilisateur demande un charger un fichier incompatible, inconnu ou corrompu.</text:p>
      <text:p text:style-name="P9"><text:tab/><text:tab/>Notification et retour à la sélection du fichier (1).</text:p>
      <text:p text:style-name="P1"><text:tab/>2.a L'utilisateur annule le chargement.</text:p>
      <text:p text:style-name="P1"/>
      <text:p text:style-name="P1">Exigence :</text:p>
      <text:p text:style-name="P1"/>
      <text:p text:style-name="P1"/>
      <text:p text:style-name="P1">[EX <text:s text:c="3"/>truc] L'utilisateur peut effectuer jusqu'à 10 retours en arrière sur les actions qu'il a préalablement modifié.</text:p>
      <text:p text:style-name="P1">[EX 2] <text:s/>L'utilisateur peut revenir aux valeurs de départ, quel que soit le nombre de modification qu'il a effectué.</text:p>
      <text:p text:style-name="P1"/>
      <text:p text:style-name="P1">[EX 1.2] le pourcentage est compris entre 0 et X %</text:p>
      <text:p text:style-name="P1"/>
      <text:p text:style-name="P1">[EX 2.2] la valeur représentant la force du vent est toujours posi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8M22S</meta:editing-duration>
    <meta:editing-cycles>10</meta:editing-cycles>
    <meta:generator>OpenOffice/4.1.1$Win32 OpenOffice.org_project/411m6$Build-9775</meta:generator>
    <dc:date>2016-03-15T14:24:14.89</dc:date>
    <meta:document-statistic meta:table-count="0" meta:image-count="0" meta:object-count="0" meta:page-count="2" meta:paragraph-count="41" meta:word-count="368" meta:character-count="2327"/>
    <meta:user-defined meta:name="Info 1"/>
    <meta:user-defined meta:name="Info 2"/>
    <meta:user-defined meta:name="Info 3"/>
    <meta:user-defined meta:name="Info 4"/>
  </office:meta>
</office:document-meta>
</file>